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color="#3465a4" style:font-name="Arial" fo:font-size="18pt" fo:language="en" fo:country="US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3465a4" style:font-name="Arial" fo:font-size="18pt" fo:language="en" fo:country="US" style:font-size-asian="15.75pt" style:font-size-complex="18pt"/>
    </style:style>
    <style:style style:name="P3" style:family="paragraph" style:parent-style-name="Standard">
      <style:paragraph-properties fo:text-align="center" style:justify-single-word="false"/>
      <style:text-properties fo:color="#3465a4" style:text-position="super 58%" style:font-name="Arial" fo:font-size="18pt" fo:language="en" fo:country="US" style:text-underline-style="solid" style:text-underline-width="auto" style:text-underline-color="font-color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color="#3465a4" style:text-position="0% 100%" style:font-name="Arial" fo:font-size="18pt" fo:language="en" fo:country="US" style:font-size-asian="15.75pt" style:font-size-complex="18pt"/>
    </style:style>
    <style:style style:name="P5" style:family="paragraph" style:parent-style-name="Standard">
      <style:paragraph-properties fo:text-align="center" style:justify-single-word="false"/>
      <style:text-properties fo:color="#ff0000" style:font-name="Arial" fo:font-size="18pt" fo:language="en" fo:country="US" style:font-size-asian="15.75pt" style:font-size-complex="18pt"/>
    </style:style>
    <style:style style:name="P6" style:family="paragraph" style:parent-style-name="Standard">
      <style:paragraph-properties fo:text-align="center" style:justify-single-word="false"/>
      <style:text-properties fo:color="#ff0000" style:text-position="0% 100%" style:font-name="Arial" fo:font-size="18pt" fo:language="en" fo:country="US" style:font-size-asian="15.75pt" style:font-size-complex="18pt"/>
    </style:style>
    <style:style style:name="P7" style:family="paragraph" style:parent-style-name="Standard">
      <style:paragraph-properties fo:text-align="start" style:justify-single-word="false"/>
      <style:text-properties fo:color="#168253" style:text-position="0% 100%" style:font-name="Arial" fo:font-size="18pt" fo:language="en" fo:country="US" style:font-size-asian="15.75pt" style:font-size-complex="18pt"/>
    </style:style>
    <style:style style:name="P8" style:family="paragraph" style:parent-style-name="Standard">
      <style:paragraph-properties fo:text-align="center" style:justify-single-word="false"/>
      <style:text-properties fo:color="#0000ff" style:text-position="0% 100%" style:font-name="Arial" fo:font-size="18pt" fo:language="en" fo:country="US" style:font-size-asian="15.75pt" style:font-size-complex="18pt"/>
    </style:style>
    <style:style style:name="P9" style:family="paragraph" style:parent-style-name="Standard">
      <style:paragraph-properties fo:text-align="start" style:justify-single-word="false"/>
      <style:text-properties fo:color="#0000ff" style:text-position="0% 100%" style:font-name="Arial" fo:font-size="18pt" fo:language="en" fo:country="US" style:font-size-asian="15.75pt" style:font-size-complex="18pt"/>
    </style:style>
    <style:style style:name="P10" style:family="paragraph" style:parent-style-name="Standard">
      <style:paragraph-properties fo:text-align="start" style:justify-single-word="false"/>
      <style:text-properties fo:color="#0000ff" style:text-position="0% 100%" style:font-name="Arial" fo:font-size="18pt" fo:language="en" fo:country="US" style:text-underline-style="solid" style:text-underline-width="auto" style:text-underline-color="font-color" style:font-size-asian="15.75pt" style:font-size-complex="18pt"/>
    </style:style>
    <style:style style:name="P11" style:family="paragraph" style:parent-style-name="Standard">
      <style:paragraph-properties fo:text-align="start" style:justify-single-word="false"/>
      <style:text-properties fo:color="#0000ff" style:text-position="0% 100%" style:font-name="Arial" fo:font-size="18pt" fo:language="en" fo:country="US" style:text-underline-style="none" style:font-size-asian="15.75pt" style:font-size-complex="18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8pt" style:font-size-asian="15.75pt" style:font-size-complex="18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8pt" fo:language="en" fo:country="US" style:font-size-asian="15.75pt" style:font-size-complex="18pt"/>
    </style:style>
    <style:style style:name="P14" style:family="paragraph" style:parent-style-name="Standard">
      <style:text-properties fo:color="#0000ff" style:text-position="0% 100%" style:font-name="Arial" fo:font-size="18pt" fo:language="en" fo:country="US" style:text-underline-style="none" style:font-size-asian="15.75pt" style:font-size-complex="18pt"/>
    </style:style>
    <style:style style:name="P15" style:family="paragraph" style:parent-style-name="Standard" style:list-style-name="L1">
      <style:text-properties fo:color="#0000ff" style:text-position="0% 100%" style:font-name="Arial" fo:font-size="18pt" fo:language="en" fo:country="US" style:text-underline-style="none" style:font-size-asian="15.75pt" style:font-size-complex="18pt"/>
    </style:style>
    <style:style style:name="P16" style:family="paragraph" style:parent-style-name="Standard" style:list-style-name="L2">
      <style:text-properties fo:color="#0000ff" style:text-position="0% 100%" style:font-name="Arial" fo:font-size="18pt" fo:language="en" fo:country="US" style:text-underline-style="none" style:font-size-asian="15.75pt" style:font-size-complex="18pt"/>
    </style:style>
    <style:style style:name="P17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style:text-underline-style="solid" style:text-underline-width="auto" style:text-underline-color="font-color"/>
    </style:style>
    <style:style style:name="T4" style:family="text">
      <style:text-properties fo:color="#168253" style:text-position="0% 100%"/>
    </style:style>
    <style:style style:name="T5" style:family="text">
      <style:text-properties fo:color="#ff0000" style:text-position="0% 100%"/>
    </style:style>
    <style:style style:name="T6" style:family="text">
      <style:text-properties fo:color="#c9211e" style:text-position="0% 100%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vertical-align="middle" draw:auto-grow-height="false" fo:min-height="2.759cm" fo:min-width="0.1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day, September 28<text:span text:style-name="T1">th (twenty-eighth)</text:span></text:p>
      <text:p text:style-name="P3"/>
      <text:p text:style-name="P5"><text:span text:style-name="T3">What is a prom held for</text:span><text:span text:style-name="T2"> ?</text:span></text:p>
      <text:p text:style-name="P6"/>
      <text:p text:style-name="P2"><draw:line text:anchor-type="paragraph" draw:z-index="0" draw:name="Forme1" draw:style-name="gr1" draw:text-style-name="P17" svg:x1="3.794cm" svg:y1="0.074cm" svg:x2="3.794cm" svg:y2="1.411cm"><text:p/></draw:line><draw:line text:anchor-type="paragraph" draw:z-index="1" draw:name="Forme2" draw:style-name="gr1" draw:text-style-name="P17" svg:x1="6.292cm" svg:y1="0.222cm" svg:x2="6.292cm" svg:y2="1.252cm"><text:p/></draw:line><draw:custom-shape text:anchor-type="paragraph" draw:z-index="2" draw:name="Forme3" draw:style-name="gr2" draw:text-style-name="P17" svg:width="0.354cm" svg:height="2.911cm" svg:x="8.292cm" svg:y="0.03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2">- The prom is a party <text:s text:c="3"/></text:span><text:span text:style-name="T4">held</text:span><text:span text:style-name="T2"> </text:span><text:span text:style-name="T5">to</text:span><text:span text:style-name="T2"> celebrate the end of the </text:span></text:p>
      <text:p text:style-name="P4"><text:s text:c="22"/>a dance <text:s/><text:tab/> <text:s text:c="5"/>school year.</text:p>
      <text:p text:style-name="P4"><text:tab/><text:tab/><text:tab/><text:tab/><text:tab/><text:tab/> <text:s text:c="5"/>Take pictures and have <text:tab/><text:tab/><text:tab/><text:tab/><text:tab/><text:tab/><text:tab/> <text:s text:c="5"/>souvenirs.</text:p>
      <text:p text:style-name="P2"><draw:line text:anchor-type="paragraph" draw:z-index="3" draw:name="Forme4" draw:style-name="gr1" draw:text-style-name="P17" svg:x1="4.75cm" svg:y1="0.079cm" svg:x2="4.736cm" svg:y2="1.418cm"><text:p/></draw:line><draw:line text:anchor-type="paragraph" draw:z-index="4" draw:name="Forme5" draw:style-name="gr1" draw:text-style-name="P17" svg:x1="7.396cm" svg:y1="0.123cm" svg:x2="7.424cm" svg:y2="1.358cm"><text:p/></draw:line><draw:line text:anchor-type="paragraph" draw:z-index="5" draw:name="Forme6" draw:style-name="gr1" draw:text-style-name="P17" svg:x1="9.749cm" svg:y1="0.109cm" svg:x2="9.777cm" svg:y2="1.859cm"><text:p/></draw:line><draw:line text:anchor-type="paragraph" draw:z-index="6" draw:name="Forme7" draw:style-name="gr1" draw:text-style-name="P17" svg:x1="12.966cm" svg:y1="0.228cm" svg:x2="12.966cm" svg:y2="2.11cm"><text:p/></draw:line><text:span text:style-name="T2">- The pep rally </text:span><text:span text:style-name="T2">is a show <text:s text:c="4"/></text:span><text:span text:style-name="T4">held</text:span><text:span text:style-name="T2"> </text:span><text:span text:style-name="T5">to</text:span><text:span text:style-name="T2"> cheer <text:s text:c="9"/>the school </text:span></text:p>
      <text:p text:style-name="P2"><text:span text:style-name="T2"><text:tab/><text:tab/><text:tab/> <text:s text:c="5"/>an </text:span><text:span text:style-name="T4">event <text:s text:c="14"/></text:span><text:span text:style-name="T2">support <text:s text:c="6"/>team.</text:span></text:p>
      <text:p text:style-name="P7"><text:tab/><text:tab/><text:tab/><text:tab/><text:tab/><text:tab/><text:tab/> <text:s text:c="5"/>encourage</text:p>
      <text:p text:style-name="P2"><draw:line text:anchor-type="paragraph" draw:z-index="7" draw:name="Forme8" draw:style-name="gr1" draw:text-style-name="P17" svg:x1="1.559cm" svg:y1="0.153cm" svg:x2="1.545cm" svg:y2="1.418cm"><text:p/></draw:line><draw:line text:anchor-type="paragraph" draw:z-index="8" draw:name="Forme9" draw:style-name="gr1" draw:text-style-name="P17" svg:x1="7.059cm" svg:y1="0.168cm" svg:x2="7.059cm" svg:y2="1.285cm"><text:p/></draw:line><text:span text:style-name="T2">- The spirit week <text:s text:c="14"/>is a weekly programme </text:span><text:span text:style-name="T4">held </text:span><text:span text:style-name="T6">in</text:span><text:span text:style-name="T4"> </text:span></text:p>
      <text:p text:style-name="P2"><text:span text:style-name="T2"><text:tab/> <text:s/>homecoming week </text:span><text:span text:style-name="T4"><text:s text:c="5"/></text:span><text:span text:style-name="T6">order to</text:span><text:span text:style-name="T4"> welcome </text:span><text:span text:style-name="T2">new students <text:tab/><text:tab/><text:tab/><text:tab/><text:tab/><text:tab/><text:tab/><text:tab/></text:span><text:span text:style-name="T4">bring</text:span><text:span text:style-name="T2"> students </text:span><text:span text:style-name="T4">together.</text:span></text:p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12">NAME</text:p>
          </table:table-cell>
          <table:table-cell table:style-name="Tableau1.A1" office:value-type="string">
            <text:p text:style-name="P12">WHERE IT LIVES</text:p>
          </table:table-cell>
          <table:table-cell table:style-name="Tableau1.A1" office:value-type="string">
            <text:p text:style-name="P12">PHYSICAL</text:p>
          </table:table-cell>
          <table:table-cell table:style-name="Tableau1.D1" office:value-type="string">
            <text:p text:style-name="P12">MAGICAL</text:p>
            <text:p text:style-name="P12">POWERS</text:p>
          </table:table-cell>
        </table:table-row>
        <table:table-row>
          <table:table-cell table:style-name="Tableau1.A2" office:value-type="string">
            <text:p text:style-name="P12">The Puca</text:p>
          </table:table-cell>
          <table:table-cell table:style-name="Tableau1.A2" office:value-type="string">
            <text:p text:style-name="P12">Mountains</text:p>
            <text:p text:style-name="P12">and hills of Ireland</text:p>
            <text:p text:style-name="P13"/>
          </table:table-cell>
          <table:table-cell table:style-name="Tableau1.A2" office:value-type="string">
            <text:p text:style-name="P12">So many</text:p>
            <text:p text:style-name="P12">defferent apparence</text:p>
            <text:p text:style-name="P12"/>
          </table:table-cell>
          <table:table-cell table:style-name="Tableau1.D2" office:value-type="string">
            <text:p text:style-name="P12">Helps the farmers</text:p>
            <text:p text:style-name="P12">Play triks</text:p>
          </table:table-cell>
        </table:table-row>
        <table:table-row>
          <table:table-cell table:style-name="Tableau1.A2" office:value-type="string">
            <text:p text:style-name="P12">The Banshee</text:p>
          </table:table-cell>
          <table:table-cell table:style-name="Tableau1.A2" office:value-type="string">
            <text:p text:style-name="P12">cemetaries</text:p>
          </table:table-cell>
          <table:table-cell table:style-name="Tableau1.A2" office:value-type="string">
            <text:p text:style-name="P12">Terifing ugly beautiful young girl</text:p>
          </table:table-cell>
          <table:table-cell table:style-name="Tableau1.D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>The Dullahan</text:p>
          </table:table-cell>
          <table:table-cell table:style-name="Tableau1.A2" office:value-type="string">
            <text:p text:style-name="P12">In the Darkest night</text:p>
            <text:p text:style-name="P12"/>
          </table:table-cell>
          <table:table-cell table:style-name="Tableau1.A2" office:value-type="string">
            <text:p text:style-name="P12">Goth </text:p>
            <text:p text:style-name="P12">Wipe spine</text:p>
            <text:p text:style-name="P12"/>
          </table:table-cell>
          <table:table-cell table:style-name="Tableau1.D2" office:value-type="string">
            <text:p text:style-name="P12"/>
          </table:table-cell>
        </table:table-row>
      </table:table>
      <text:p text:style-name="P8"><text:tab/>THE LEPRECHAUN WB p21</text:p>
      <text:p text:style-name="P9"/>
      <text:p text:style-name="P9">The leprechaun is a magical creature (it doen't exist).</text:p>
      <text:p text:style-name="P9"><text:tab/><text:tab/><text:tab/><text:tab/> a fantastic</text:p>
      <text:p text:style-name="P9"/>
      <text:p text:style-name="P9">it is as small as a three year old child.</text:p>
      <text:p text:style-name="P9"><text:tab/>Tiny</text:p>
      <text:p text:style-name="P9"/>
      <text:p text:style-name="P9"><text:soft-page-break/></text:p>
      <text:p text:style-name="P9"/>
      <text:p text:style-name="P9">he has red hair and a red breard </text:p>
      <text:p text:style-name="P9"><text:s text:c="5"/>is red-raired and red bearded</text:p>
      <text:p text:style-name="P9">he wears green clothes</text:p>
      <text:p text:style-name="P9"><text:tab/><text:tab/>a green suit.</text:p>
      <text:p text:style-name="P9">He makes and fixes shoes : he is a shoemaker.</text:p>
      <text:p text:style-name="P9">He is mischievous, naughty. He likes playings tricks on people.</text:p>
      <text:p text:style-name="P9"/>
      <text:p text:style-name="P9">So there are no women leprechauns: How sad !</text:p>
      <text:p text:style-name="P9"><text:tab/><text:tab/><text:tab/><text:tab/><text:tab/><text:tab/><text:tab/><text:tab/> <text:s text:c="2"/>What a pity !</text:p>
      <text:p text:style-name="P9"><text:tab/><text:tab/><text:tab/><text:tab/><text:tab/><text:tab/><text:tab/><text:tab/><text:tab/><text:tab/> Shame!</text:p>
      <text:p text:style-name="P9">Monday, november 9<text:span text:style-name="T1">th</text:span></text:p>
      <text:p text:style-name="P9">there mythical creatures</text:p>
      <text:p text:style-name="P9"/>
      <text:p text:style-name="P9">The Puca lives in the mountains and hills</text:p>
      <text:p text:style-name="P9">of Ireland It is a black horse with</text:p>
      <text:p text:style-name="P9"/>
      <text:p text:style-name="P9">fiery golden eyes</text:p>
      <text:p text:style-name="P9"/>
      <text:p text:style-name="P9">The Puca is considered to tricks on farmers, and living good <text:s/></text:p>
      <text:p text:style-name="P9">or bad fortune</text:p>
      <text:p text:style-name="P9"/>
      <text:p text:style-name="P9">His magical power is helping the farmers(sometimes!).</text:p>
      <text:p text:style-name="P9"/>
      <text:p text:style-name="P9">It is said that banshee are frightening and uncanny creatures</text:p>
      <text:p text:style-name="P9"><text:s/></text:p>
      <text:p text:style-name="P9">it is looks like a ghost. It lives in cemetaries (cenetary).</text:p>
      <text:p text:style-name="P9"><text:tab/><text:tab/><text:tab/><text:tab/><text:tab/><text:tab/><text:tab/> Graweyards.</text:p>
      <text:p text:style-name="P9"/>
      <text:p text:style-name="P9">The banshee is described as either a beautiful young wonan </text:p>
      <text:p text:style-name="P9">or a terrifying old lady.</text:p>
      <text:p text:style-name="P9"><text:tab/><text:tab/><text:tab/><text:tab/>Either... or: soit... Soit.</text:p>
      <text:p text:style-name="P9"><text:soft-page-break/></text:p>
      <text:p text:style-name="P9">When we hear her scream, someone in our famify is going to die soon !</text:p>
      <text:p text:style-name="P9"/>
      <text:p text:style-name="P9">The dullahan is only in the darkest night, He is a wild horseman who holds his head under his arm </text:p>
      <text:p text:style-name="P9">He is without a head/he doesn't have a head</text:p>
      <text:p text:style-name="P9">He is headless/he has been beheaded.</text:p>
      <text:p text:style-name="P9"/>
      <text:p text:style-name="P9">He uses a spine shaped whip.</text:p>
      <text:p text:style-name="P9">he uses his spine as a whip.</text:p>
      <text:p text:style-name="P9"/>
      <text:p text:style-name="P9">His eyes are constantly rolling and his mouth is smiling ideously</text:p>
      <text:p text:style-name="P9"/>
      <text:p text:style-name="P9">the legend of the giants causeway</text:p>
      <text:p text:style-name="P9"/>
      <text:p text:style-name="P9">Once upon a time</text:p>
      <text:p text:style-name="P9">A long time ago</text:p>
      <text:p text:style-name="P9">One day</text:p>
      <text:p text:style-name="P9"/>
      <text:p text:style-name="P9">Finn rc cool, an Irish Giant, started an argument with the Scottish Benandonner, his enemy and meighbar</text:p>
      <text:p text:style-name="P9"/>
      <text:p text:style-name="P9">So he | built <text:s text:c="4"/>| a passage across the sea |in order to</text:p>
      <text:p text:style-name="P9"><text:s text:c="10"/>| made <text:s text:c="2"/>|<text:tab/><text:tab/><text:tab/><text:tab/><text:tab/><text:tab/> <text:s text:c="3"/>|so as to</text:p>
      <text:p text:style-name="P9"><text:tab/> <text:s text:c="2"/>| created|<text:tab/><text:tab/><text:tab/><text:tab/><text:tab/><text:tab/> <text:s text:c="3"/></text:p>
      <text:p text:style-name="P9"/>
      <text:p text:style-name="P9">join | Northen.</text:p>
      <text:p text:style-name="P9">link | Ireland and Scotland.</text:p>
      <text:p text:style-name="P9"/>
      <text:p text:style-name="P9"/>
      <text:p text:style-name="P9"/>
      <text:p text:style-name="P9"/>
      <text:p text:style-name="P9"/>
      <text:p text:style-name="P9"><text:soft-page-break/>Suddenly<text:tab/> <text:s text:c="2"/>| Benadonner arrived in Ireland noisily, and </text:p>
      <text:p text:style-name="P9">all of <text:s/>Sudden <text:s/>|</text:p>
      <text:p text:style-name="P9">scared rc cool to death. Because he was huge/big.</text:p>
      <text:p text:style-name="P9"/>
      <text:p text:style-name="P9">As a result | Finn ran back home to join his wife, Ooragh</text:p>
      <text:p text:style-name="P9">that's why <text:s/>|</text:p>
      <text:p text:style-name="P9"/>
      <text:p text:style-name="P9">she had good idea she disguised her husband as a baby, so <text:s/>that [when/as soon as] Berardonner sees the baby, he imagines the size of the father...</text:p>
      <text:p text:style-name="P9">Benandonner ran back hone and destroyed the passage/path/”bridge”</text:p>
      <text:p text:style-name="P9"/>
      <text:p text:style-name="P9">the giants is the remain of his passage.</text:p>
      <text:p text:style-name="P9"/>
      <text:p text:style-name="P9"/>
      <text:p text:style-name="P9">Pour donner son opinion</text:p>
      <text:p text:style-name="P9">I think / j believed/ I find/ I neckon..</text:p>
      <text:p text:style-name="P9">Im my opinion...</text:p>
      <text:p text:style-name="P9">for me..</text:p>
      <text:p text:style-name="P9">As for me...</text:p>
      <text:p text:style-name="P9">As for as I am concenned</text:p>
      <text:p text:style-name="P9"/>
      <text:p text:style-name="P9"/>
      <text:p text:style-name="P10">Tuesday, December first.</text:p>
      <text:p text:style-name="P11"/>
      <text:p text:style-name="P11">THE MURDEROUS WIDOW (nom: a murderer)</text:p>
      <text:p text:style-name="P11"><text:tab/><text:tab/> <text:s text:c="5"/>BLACK </text:p>
      <text:p text:style-name="P11"/>
      <text:p text:style-name="P11">Once upon a time, a young and beautiful woman(Lady Rohesia) was dreaming of owning a castle. So she made a promise: If you build me a castle, I will marry you.</text:p>
      <text:p text:style-name="P11"/>
      <text:p text:style-name="P11">She promised a young man if he built her a castle, she would him.</text:p>
      <text:p text:style-name="P11"><text:soft-page-break/></text:p>
      <text:p text:style-name="P11">She kept her promise, and married him.</text:p>
      <text:p text:style-name="P11"/>
      <text:p text:style-name="P11">The young man was looking at his lands<text:tab/></text:p>
      <text:p text:style-name="P11"><text:tab/><text:tab/><text:tab/><text:tab/><text:tab/><text:tab/> <text:s text:c="2"/>through the window, when suddenly the lady pushed him.</text:p>
      <text:p text:style-name="P11"/>
      <text:p text:style-name="P14">As the young man was looking at his lands, the lady pushed him / He was pushed by lady. → voix passive = be conjugué + participe passé.</text:p>
      <text:p text:style-name="P14"/>
      <text:p text:style-name="P14"/>
      <text:p text:style-name="P14">The cat eats the mouse</text:p>
      <text:p text:style-name="P14"/>
      <text:p text:style-name="P14">The mouse is eaten by the cat</text:p>
      <text:p text:style-name="P14"/>
      <text:p text:style-name="P14">pour mettre l'accent sur la personne ou l'obj qui subit l'action.</text:p>
      <text:p text:style-name="P14"/>
      <text:p text:style-name="P14">The <text:s/>man crashed and died in tragic circumtances.</text:p>
      <text:p text:style-name="P14"/>
      <text:p text:style-name="P14">The story is stereotyped: men are seen as naive, a little stupid.</text:p>
      <text:p text:style-name="P14"/>
      <text:p text:style-name="P14">Women are shown as interested in money, goods, belongings... <text:s/>They are materialistic.</text:p>
      <text:p text:style-name="P14"/>
      <text:p text:style-name="P14">→ These are stereotypes.</text:p>
      <text:p text:style-name="P14"/>
      <text:p text:style-name="P14">The young man was looking at his lands, when the lady pushed hin.</text:p>
      <text:p text:style-name="P14"/>
      <text:p text:style-name="P14"/>
      <text:p text:style-name="P14"/>
      <text:p text:style-name="P14"/>
      <text:p text:style-name="P14"><text:soft-page-break/>→ Le prétérit en be + v-ing est utlisé pour une action qui</text:p>
      <text:p text:style-name="P14">était en train de se dérouler, et interrompue par une autre action.</text:p>
      <text:p text:style-name="P14"/>
      <text:p text:style-name="P14">A. was having; saw</text:p>
      <text:p text:style-name="P14">B. was reding; relised</text:p>
      <text:p text:style-name="P14"/>
      <text:p text:style-name="P14">while her fiancé was building the castle, she was thinking how to get rid of him.</text:p>
      <text:p text:style-name="P14"/>
      <text:p text:style-name="P14">The black widow was walking up the stairs when suddenly she had an idea.</text:p>
      <text:p text:style-name="P14"/>
      <text:p text:style-name="P14">Chose the thres</text:p>
      <text:p text:style-name="P14"/>
      <text:list xml:id="list4156568756171591912" text:style-name="L1">
        <text:list-item>
          <text:p text:style-name="P15">I was doing do my homework my mum called me.</text:p>
        </text:list-item>
      </text:list>
      <text:p text:style-name="P14"><text:s/></text:p>
      <text:list xml:id="list6361741311703658495" text:style-name="L2">
        <text:list-item>
          <text:p text:style-name="P16"><text:s/>when I broke my foot I was walking down the street.</text:p>
        </text:list-item>
      </text:list>
      <text:p text:style-name="P14"/>
      <text:p text:style-name="P14">The old man was visited by the banshee minutes before is death</text:p>
      <text:p text:style-name="P14"/>
      <text:p text:style-name="P14">the banshee was heard in the village.</text:p>
      <text:p text:style-name="P14"/>
      <text:p text:style-name="P14">A horse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9-28T14:06:41.796000000</meta:creation-date>
    <dc:date>2020-12-07T15:14:55.42</dc:date>
    <meta:editing-duration>P1DT2H5M22S</meta:editing-duration>
    <meta:editing-cycles>287</meta:editing-cycles>
    <meta:generator>OpenOffice/4.1.7$Win32 OpenOffice.org_project/417m1$Build-9800</meta:generator>
    <meta:document-statistic meta:table-count="1" meta:image-count="0" meta:object-count="0" meta:page-count="6" meta:paragraph-count="119" meta:word-count="809" meta:character-count="4494"/>
  </office:meta>
</office:document-meta>
</file>